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273336"/>
    </style:style>
    <style:style style:name="P2" style:family="paragraph" style:parent-style-name="Heading_20_1">
      <style:text-properties officeooo:rsid="0031ba0e" officeooo:paragraph-rsid="0031ba0e"/>
    </style:style>
    <style:style style:name="P3" style:family="paragraph" style:parent-style-name="Heading_20_2">
      <style:text-properties officeooo:paragraph-rsid="0024f2c1"/>
    </style:style>
    <style:style style:name="P4" style:family="paragraph" style:parent-style-name="Text_20_body">
      <style:text-properties officeooo:rsid="001af3c5" officeooo:paragraph-rsid="001af3c5"/>
    </style:style>
    <style:style style:name="P5" style:family="paragraph" style:parent-style-name="Text_20_body">
      <style:text-properties officeooo:rsid="001cda8c" officeooo:paragraph-rsid="001cda8c"/>
    </style:style>
    <style:style style:name="P6" style:family="paragraph" style:parent-style-name="Text_20_body">
      <style:text-properties officeooo:paragraph-rsid="001cda8c"/>
    </style:style>
    <style:style style:name="P7" style:family="paragraph" style:parent-style-name="Text_20_body">
      <style:text-properties officeooo:rsid="001e5104" officeooo:paragraph-rsid="001e5104"/>
    </style:style>
    <style:style style:name="P8" style:family="paragraph" style:parent-style-name="Text_20_body">
      <style:text-properties officeooo:rsid="001e8ebb" officeooo:paragraph-rsid="001e8ebb"/>
    </style:style>
    <style:style style:name="P9" style:family="paragraph" style:parent-style-name="Text_20_body">
      <style:text-properties officeooo:rsid="001e8ebb" officeooo:paragraph-rsid="002240ed"/>
    </style:style>
    <style:style style:name="P10" style:family="paragraph" style:parent-style-name="Text_20_body">
      <style:text-properties officeooo:rsid="0024f2c1" officeooo:paragraph-rsid="0024f2c1"/>
    </style:style>
    <style:style style:name="P11" style:family="paragraph" style:parent-style-name="Text_20_body">
      <style:text-properties officeooo:rsid="0028dfcc" officeooo:paragraph-rsid="0028dfcc"/>
    </style:style>
    <style:style style:name="P12" style:family="paragraph" style:parent-style-name="Text_20_body">
      <style:text-properties officeooo:paragraph-rsid="0028dfcc"/>
    </style:style>
    <style:style style:name="P13" style:family="paragraph" style:parent-style-name="Text_20_body">
      <style:text-properties officeooo:paragraph-rsid="002eda7e"/>
    </style:style>
    <style:style style:name="P14" style:family="paragraph" style:parent-style-name="Text_20_body">
      <style:text-properties officeooo:rsid="0031ba0e" officeooo:paragraph-rsid="002eda7e"/>
    </style:style>
    <style:style style:name="P15" style:family="paragraph" style:parent-style-name="Text_20_body">
      <style:text-properties officeooo:rsid="0031ba0e" officeooo:paragraph-rsid="0031ba0e"/>
    </style:style>
    <style:style style:name="P16" style:family="paragraph" style:parent-style-name="Text_20_body">
      <style:text-properties officeooo:rsid="0032cec5" officeooo:paragraph-rsid="0032cec5"/>
    </style:style>
    <style:style style:name="P17" style:family="paragraph" style:parent-style-name="Text_20_body">
      <style:text-properties officeooo:rsid="00350939" officeooo:paragraph-rsid="00350939"/>
    </style:style>
    <style:style style:name="T1" style:family="text">
      <style:text-properties officeooo:rsid="001cda8c"/>
    </style:style>
    <style:style style:name="T2" style:family="text">
      <style:text-properties officeooo:rsid="001fbfc9"/>
    </style:style>
    <style:style style:name="T3" style:family="text">
      <style:text-properties officeooo:rsid="0021455a"/>
    </style:style>
    <style:style style:name="T4" style:family="text">
      <style:text-properties officeooo:rsid="002240ed"/>
    </style:style>
    <style:style style:name="T5" style:family="text">
      <style:text-properties officeooo:rsid="0024f2c1"/>
    </style:style>
    <style:style style:name="T6" style:family="text">
      <style:text-properties officeooo:rsid="00273336"/>
    </style:style>
    <style:style style:name="T7" style:family="text">
      <style:text-properties style:font-name="Liberation Sans" fo:font-size="18.2000007629395pt" fo:font-weight="bold" officeooo:rsid="0027333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8" style:family="text">
      <style:text-properties officeooo:rsid="0028dfcc"/>
    </style:style>
    <style:style style:name="T9" style:family="text">
      <style:text-properties officeooo:rsid="0029fe8b"/>
    </style:style>
    <style:style style:name="T10" style:family="text">
      <style:text-properties officeooo:rsid="002baa68"/>
    </style:style>
    <style:style style:name="T11" style:family="text">
      <style:text-properties officeooo:rsid="002eda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luracord</text:h>
      <text:h text:style-name="Heading_20_2" text:outline-level="2">Pegar o input.value</text:h>
      <text:p text:style-name="P4">Colocar o onChange na Component/ ou na tag HTML, para monitorar o as mudanças do input (igual ao js) <text:span text:style-name="T1">com um callBack</text:span>.</text:p>
      <text:p text:style-name="P6"><text:span text:style-name="T1">Mas o React não irá alterar nada, apenas com este parâmetro.</text:span></text:p>
      <text:p text:style-name="P6"><text:span text:style-name="T1">Ao digitar, o react retorna como parâmetro um “event”, este event é um tipo SuntheticBaseEvent, com um return de um objeto.</text:span></text:p>
      <text:p text:style-name="P5">Dentro deste objeto tem um propriedade chamada “target” do tipo “input”, dentro deste input tem uma propriedade “value” com o valor do campo.</text:p>
      <text:p text:style-name="P5">Para printar o valor é só chamar: event.target.value, com o valor.</text:p>
      <text:p text:style-name="P7">Ao printar o valor, o valor é chamado com o valor digitado, mas não é atualizado no DOM.</text:p>
      <text:p text:style-name="P8">Para que isso não aconteça é preciso fazer as seguintes mudanças.</text:p>
      <text:p text:style-name="P8"><text:tab/>→<text:span text:style-name="T2"> Declarar a variável de uma outra forma.</text:span></text:p>
      <text:p text:style-name="P8"><text:tab/><text:tab/>→<text:span text:style-name="T2"> const [username, setUsername] = React.useState(‘nomeUsuário’)</text:span></text:p>
      <text:p text:style-name="P8"><text:tab/><text:tab/><text:tab/><text:tab/><text:span text:style-name="T3">|<text:tab/> <text:s text:c="6"/>| <text:s text:c="25"/>|</text:span></text:p>
      <text:p text:style-name="P8"><text:tab/><text:tab/><text:tab/><text:tab/><text:span text:style-name="T3">|<text:tab/> <text:s text:c="6"/>|<text:tab/> <text:s text:c="21"/>|</text:span></text:p>
      <text:p text:style-name="P8"><text:tab/><text:tab/> <text:s text:c="7"/><text:span text:style-name="T3">variavel <text:s text:c="15"/>function <text:s/>→ <text:s text:c="2"/>React.useState</text:span></text:p>
      <text:p text:style-name="P9"><text:tab/>→<text:span text:style-name="T4"> no onChange se deve usar a função SetUsername (definida quando useState do React foi utilizado) para alterar o valor da variavel username, que por padrão do React ele irá trocar tudo onde a variavel foi usada.</text:span></text:p>
      <text:h text:style-name="P1" text:outline-level="1"><text:span text:style-name="T6">Router do </text:span><text:span text:style-name="T7">Next</text:span></text:h>
      <text:p text:style-name="P11">Para fazer roteamento de paginas com a lib do Next é preciso:</text:p>
      <text:p text:style-name="P11"><text:tab/>→ Usar o hook do Next, de nome: useRouter;</text:p>
      <text:p text:style-name="P11"><text:tab/>→ Importar a lib para a página;</text:p>
      <text:p text:style-name="P11"><text:tab/>→ <text:span text:style-name="T9">declarar em uma variavel o useRouter (Não é obrigatório para usar, mas fica mais organizado)</text:span></text:p>
      <text:p text:style-name="P11"><text:tab/>→<text:span text:style-name="T9"> dentro de um onSubmit, onClick, etc… fazer um callBack com a variavelDeclaradaDoRouter.push(“NomeDaPagina”);</text:span></text:p>
      <text:p text:style-name="P12"><text:span text:style-name="T8"><text:tab/>→</text:span><text:span text:style-name="T9"> Exclusivamente no onSubmit, que estão em um formulário, se deve pegar evento gerado pelo submit/form e chamar o metodo do event (Que é do JS), .preventDefaut(). </text:span><text:span text:style-name="T10">Ex.: eventSubmit.preventDefault();</text:span></text:p>
      <text:h text:style-name="P3" text:outline-level="2"><text:soft-page-break/><text:span text:style-name="T5">Hooks React</text:span></text:h>
      <text:p text:style-name="P10">O hooks são interceptadores de states do react;</text:p>
      <text:p text:style-name="P10">UseState do react é um hook, <text:span text:style-name="T11">que monitora o state da variavel declarada;</text:span></text:p>
      <text:p text:style-name="P13"><text:span text:style-name="T11">useRouter do Next interage com a navegação do navegador de uma forma mais fluida para o usuário sem precisar recarregar a página.</text:span></text:p>
      <text:p text:style-name="P13"/>
      <text:p text:style-name="P14"/>
      <text:h text:style-name="P2" text:outline-level="1">Challenge da Aula:</text:h>
      <text:p text:style-name="P15">Trocar a imagem a partir de 2 caracteres do value</text:p>
      <text:h text:style-name="Heading_20_5" text:outline-level="5">Solução:</text:h>
      <text:p text:style-name="P16">Na área das declarações de variaveis, foi criado uma nova variavel para que seja usada apenas na img.</text:p>
      <text:p text:style-name="P17">No onChange do input, é feita uma verificação do valor do input, se for maior ou igual a 2 a variavel nova, que vai receber o valor de inpu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1:09:56.743939334</meta:creation-date>
    <dc:date>2022-01-26T13:48:51.924253989</dc:date>
    <meta:editing-duration>PT1H57M58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377" meta:character-count="2278" meta:non-whitespace-character-count="1826"/>
  </office:meta>
</office:document-meta>
</file>